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1">
      <style:table-cell-properties fo:background-color="#ffff99"/>
    </style:style>
    <style:style style:name="ce2" style:family="table-cell" style:parent-style-name="Default" style:data-style-name="N3">
      <style:table-cell-properties fo:background-color="#cfe7f5"/>
    </style:style>
    <style:style style:name="ce3" style:family="table-cell" style:parent-style-name="Default" style:data-style-name="N131">
      <style:table-cell-properties fo:background-color="#cfe7f5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 style:data-style-name="N81">
      <style:table-cell-properties fo:background-color="#ffff99"/>
    </style:style>
    <style:style style:name="ce7" style:family="table-cell" style:parent-style-name="Default" style:data-style-name="N145">
      <style:table-cell-properties fo:background-color="#ffff99"/>
    </style:style>
    <style:style style:name="ce8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ut</text:p>
          </table:table-cell>
          <table:table-cell table:formula="of:=-1.31*([.B3]/[.B4])" office:value-type="float" office:value="-5.03846153846154" calcext:value-type="float">
            <text:p>-5.038</text:p>
          </table:table-cell>
          <table:table-cell table:number-columns-repeated="4"/>
          <table:table-cell table:style-name="ce5" office:value-type="string" calcext:value-type="string">
            <text:p>User entere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kOhm</text:p>
          </table:table-cell>
          <table:table-cell table:number-columns-repeated="3"/>
          <table:table-cell table:style-name="ce4" office:value-type="string" calcext:value-type="string">
            <text:p>Given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10k-10M, typ 100k</text:p>
          </table:table-cell>
          <table:table-cell table:number-columns-repeated="2"/>
          <table:table-cell table:style-name="ce8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table:style-name="ce3" office:value-type="float" office:value="0.02" calcext:value-type="float">
            <text:p>0.0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diode</text:p>
          </table:table-cell>
          <table:table-cell table:style-name="ce3" office:value-type="float" office:value="0.45" calcext:value-type="float">
            <text:p>0.45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w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75" calcext:value-type="float">
            <text:p>0.7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</text:p>
          </table:table-cell>
          <table:table-cell table:style-name="ce5" office:value-type="float" office:value="55000" calcext:value-type="float">
            <text:p>55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</text:p>
          </table:table-cell>
          <table:table-cell table:style-name="ce6" table:formula="of:=1/(2*[.B9])" office:value-type="float" office:value="0.00000909090909090909" calcext:value-type="float">
            <text:p>9.09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eak</text:p>
          </table:table-cell>
          <table:table-cell table:formula="of:=((-[.B2]-[.B6])/(0.25*([.B7]-[.B8])))*[.B5]" office:value-type="float" office:value="0.104879120879121" calcext:value-type="float">
            <text:p>0.10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style-name="ce7" table:formula="of:=(([.B7]-[.B8])/[.B11])*[.B10]" office:value-type="float" office:value="0.000303379562600015" calcext:value-type="float">
            <text:p>303.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6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8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5">
      <number:scientific-number number:decimal-places="1" number:min-decimal-places="1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himniok</meta:initial-creator>
    <meta:creation-date>2024-05-23T14:22:14.666843403</meta:creation-date>
    <meta:generator>LibreOffice/7.4.7.2$Linux_X86_64 LibreOffice_project/40$Build-2</meta:generator>
    <dc:date>2024-05-23T15:15:53.969000227</dc:date>
    <dc:creator>Michael Shimniok</dc:creator>
    <meta:editing-duration>PT37M55S</meta:editing-duration>
    <meta:editing-cycles>3</meta:editing-cycles>
    <meta:document-statistic meta:table-count="1" meta:cell-count="38" meta:object-count="0"/>
  </office:meta>
</office:document-meta>
</file>